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118.86pt"/>
    </style:style>
    <style:style style:name="co16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1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office:value-type="string" calcext:value-type="string">
            <text:p>EstimativaRG-0.9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3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3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table:number-columns-repeated="17" office:value-type="float" office:value="91" calcext:value-type="float">
            <text:p>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9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table:number-columns-repeated="17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 table:number-columns-repeated="17"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47" calcext:value-type="float">
            <text:p>47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9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8" office:value-type="float" office:value="68" calcext:value-type="float">
            <text:p>68</text:p>
          </table:table-cell>
          <table:table-cell table:number-columns-repeated="5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3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74" calcext:value-type="float">
            <text:p>17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table:number-columns-repeated="17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3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table:number-columns-repeated="8" office:value-type="float" office:value="32" calcext:value-type="float">
            <text:p>32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5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number-columns-repeated="17"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32" calcext:value-type="float">
            <text:p>32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3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3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57" calcext:value-type="float">
            <text:p>57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3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17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1455" calcext:value-type="float">
            <text:p>11455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3242" calcext:value-type="float">
            <text:p>3242</text:p>
          </table:table-cell>
          <table:table-cell table:style-name="ce3" table:number-matrix-columns-spanned="1" table:number-matrix-rows-spanned="1" table:formula="of:=SUM(ABS([.D2:.D501] - [.B2:.B501]))" office:value-type="float" office:value="9964" calcext:value-type="float">
            <text:p>9964</text:p>
          </table:table-cell>
          <table:table-cell table:style-name="ce3" table:number-matrix-columns-spanned="1" table:number-matrix-rows-spanned="1" table:formula="of:=SUM(ABS([.E2:.E501] - [.B2:.B501]))" office:value-type="float" office:value="9964" calcext:value-type="float">
            <text:p>9964</text:p>
          </table:table-cell>
          <table:table-cell table:style-name="ce1" table:number-matrix-columns-spanned="1" table:number-matrix-rows-spanned="1" table:formula="of:=SUM(ABS([.F2:.F501] - [.B2:.B501]))" office:value-type="float" office:value="9964" calcext:value-type="float">
            <text:p>9964</text:p>
          </table:table-cell>
          <table:table-cell table:style-name="ce1" table:number-matrix-columns-spanned="1" table:number-matrix-rows-spanned="1" table:formula="of:=SUM(ABS([.G2:.G501] - [.B2:.B501]))" office:value-type="float" office:value="9964" calcext:value-type="float">
            <text:p>9964</text:p>
          </table:table-cell>
          <table:table-cell table:style-name="ce1" table:number-matrix-columns-spanned="1" table:number-matrix-rows-spanned="1" table:formula="of:=SUM(ABS([.H2:.H501] - [.B2:.B501]))" office:value-type="float" office:value="9739" calcext:value-type="float">
            <text:p>9739</text:p>
          </table:table-cell>
          <table:table-cell table:style-name="ce1" table:number-matrix-columns-spanned="1" table:number-matrix-rows-spanned="1" table:formula="of:=SUM(ABS([.I2:.I501] - [.B2:.B501]))" office:value-type="float" office:value="9739" calcext:value-type="float">
            <text:p>9739</text:p>
          </table:table-cell>
          <table:table-cell table:style-name="ce1" table:number-matrix-columns-spanned="1" table:number-matrix-rows-spanned="1" table:formula="of:=SUM(ABS([.J2:.J501] - [.B2:.B501]))" office:value-type="float" office:value="9739" calcext:value-type="float">
            <text:p>9739</text:p>
          </table:table-cell>
          <table:table-cell table:style-name="ce1" table:number-matrix-columns-spanned="1" table:number-matrix-rows-spanned="1" table:formula="of:=SUM(ABS([.K2:.K501] - [.B2:.B501]))" office:value-type="float" office:value="9742" calcext:value-type="float">
            <text:p>9742</text:p>
          </table:table-cell>
          <table:table-cell table:style-name="ce1" table:number-matrix-columns-spanned="1" table:number-matrix-rows-spanned="1" table:formula="of:=SUM(ABS([.L2:.L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M2:.M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N2:.N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O2:.O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P2:.P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Q2:.Q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R2:.R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S2:.S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T2:.T501] - [.B2:.B501]))" office:value-type="float" office:value="9119" calcext:value-type="float">
            <text:p>9119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283020515058926" calcext:value-type="float">
            <text:p>0.283021</text:p>
          </table:table-cell>
          <table:table-cell table:style-name="ce4" table:formula="of:=[.D503] / [.B502]" office:value-type="float" office:value="0.869838498472283" calcext:value-type="float">
            <text:p>0.869838</text:p>
          </table:table-cell>
          <table:table-cell table:style-name="ce4" table:formula="of:=[.E503] / [.B502]" office:value-type="float" office:value="0.869838498472283" calcext:value-type="float">
            <text:p>0.869838</text:p>
          </table:table-cell>
          <table:table-cell table:style-name="ce4" table:formula="of:=[.F503] / [.B502]" office:value-type="float" office:value="0.869838498472283" calcext:value-type="float">
            <text:p>0.869838</text:p>
          </table:table-cell>
          <table:table-cell table:style-name="ce4" table:formula="of:=[.G503] / [.B502]" office:value-type="float" office:value="0.869838498472283" calcext:value-type="float">
            <text:p>0.869838</text:p>
          </table:table-cell>
          <table:table-cell table:style-name="ce4" table:formula="of:=[.H503] / [.B502]" office:value-type="float" office:value="0.850196420776953" calcext:value-type="float">
            <text:p>0.850196</text:p>
          </table:table-cell>
          <table:table-cell table:style-name="ce4" table:formula="of:=[.I503] / [.B502]" office:value-type="float" office:value="0.850196420776953" calcext:value-type="float">
            <text:p>0.850196</text:p>
          </table:table-cell>
          <table:table-cell table:style-name="ce4" table:formula="of:=[.J503] / [.B502]" office:value-type="float" office:value="0.850196420776953" calcext:value-type="float">
            <text:p>0.850196</text:p>
          </table:table-cell>
          <table:table-cell table:style-name="ce4" table:formula="of:=[.K503] / [.B502]" office:value-type="float" office:value="0.850458315146224" calcext:value-type="float">
            <text:p>0.850458</text:p>
          </table:table-cell>
          <table:table-cell table:style-name="ce4" table:formula="of:=[.L503] / [.B502]" office:value-type="float" office:value="0.850545613269315" calcext:value-type="float">
            <text:p>0.850546</text:p>
          </table:table-cell>
          <table:table-cell table:style-name="ce4" table:formula="of:=[.M503] / [.B502]" office:value-type="float" office:value="0.850545613269315" calcext:value-type="float">
            <text:p>0.850546</text:p>
          </table:table-cell>
          <table:table-cell table:style-name="ce4" table:formula="of:=[.N503] / [.B502]" office:value-type="float" office:value="0.850545613269315" calcext:value-type="float">
            <text:p>0.850546</text:p>
          </table:table-cell>
          <table:table-cell table:style-name="ce4" table:formula="of:=[.O503] / [.B502]" office:value-type="float" office:value="0.850545613269315" calcext:value-type="float">
            <text:p>0.850546</text:p>
          </table:table-cell>
          <table:table-cell table:style-name="ce4" table:formula="of:=[.P503] / [.B502]" office:value-type="float" office:value="0.825141859450022" calcext:value-type="float">
            <text:p>0.825142</text:p>
          </table:table-cell>
          <table:table-cell table:style-name="ce4" table:formula="of:=[.Q503] / [.B502]" office:value-type="float" office:value="0.825141859450022" calcext:value-type="float">
            <text:p>0.825142</text:p>
          </table:table-cell>
          <table:table-cell table:style-name="ce4" table:formula="of:=[.R503] / [.B502]" office:value-type="float" office:value="0.825141859450022" calcext:value-type="float">
            <text:p>0.825142</text:p>
          </table:table-cell>
          <table:table-cell table:style-name="ce4" table:formula="of:=[.S503] / [.B502]" office:value-type="float" office:value="0.825141859450022" calcext:value-type="float">
            <text:p>0.825142</text:p>
          </table:table-cell>
          <table:table-cell table:style-name="ce4" table:formula="of:=[.T503] / [.B502]" office:value-type="float" office:value="0.796071584460934" calcext:value-type="float">
            <text:p>0.796072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9.5792350425282" calcext:value-type="float">
            <text:p>9.579235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33.3114021920423" calcext:value-type="float">
            <text:p>33.31140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33.3114021920423" calcext:value-type="float">
            <text:p>33.311402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33.3114021920423" calcext:value-type="float">
            <text:p>33.311402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33.3040199375391" calcext:value-type="float">
            <text:p>33.30402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31.7164524497933" calcext:value-type="float">
            <text:p>31.716452</text:p>
          </table:table-cell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83021" calcext:value-type="float">
            <text:p>0.283021</text:p>
          </table:table-cell>
          <table:table-cell office:value-type="float" office:value="9.579235" calcext:value-type="float">
            <text:p>9.579235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484" calcext:value-type="float">
            <text:p>6.484</text:p>
          </table:table-cell>
          <table:table-cell table:number-columns-repeated="1017"/>
        </table:table-row>
      </table:table>
      <table:table table:name="Sheet2" table:style-name="ta1">
        <table:table-column table:style-name="co2" table:default-cell-style-name="ce1"/>
        <table:table-column table:style-name="co2" table:default-cell-style-name="ce4"/>
        <table:table-column table:style-name="co15" table:default-cell-style-name="ce4"/>
        <table:table-column table:style-name="co16" table:default-cell-style-name="ce4"/>
        <table:table-column table:style-name="co2" table:number-columns-repeated="15" table:default-cell-style-name="ce4"/>
        <table:table-column table:style-name="co2" table:number-columns-repeated="1004" table:default-cell-style-name="ce1"/>
        <table:table-row table:style-name="ro1">
          <table:table-cell table:style-name="Default"/>
          <table:table-cell table:style-name="Default" office:value-type="string" calcext:value-type="string">
            <text:p>estimada</text:p>
          </table:table-cell>
          <table:table-cell table:style-name="Default" office:value-type="string" calcext:value-type="string">
            <text:p>EstimativaRG-0.75</text:p>
          </table:table-cell>
          <table:table-cell table:style-name="Default" office:value-type="string" calcext:value-type="string">
            <text:p>EstimativaRG-0.76</text:p>
          </table:table-cell>
          <table:table-cell table:style-name="Default" office:value-type="string" calcext:value-type="string">
            <text:p>EstimativaRG-0.77</text:p>
          </table:table-cell>
          <table:table-cell table:style-name="Default" office:value-type="string" calcext:value-type="string">
            <text:p>EstimativaRG-0.78</text:p>
          </table:table-cell>
          <table:table-cell table:style-name="Default" office:value-type="string" calcext:value-type="string">
            <text:p>EstimativaRG-0.79</text:p>
          </table:table-cell>
          <table:table-cell table:style-name="Default" office:value-type="string" calcext:value-type="string">
            <text:p>EstimativaRG-0.80</text:p>
          </table:table-cell>
          <table:table-cell table:style-name="Default" office:value-type="string" calcext:value-type="string">
            <text:p>EstimativaRG-0.81</text:p>
          </table:table-cell>
          <table:table-cell table:style-name="Default" office:value-type="string" calcext:value-type="string">
            <text:p>EstimativaRG-0.82</text:p>
          </table:table-cell>
          <table:table-cell table:style-name="Default" office:value-type="string" calcext:value-type="string">
            <text:p>EstimativaRG-0.83</text:p>
          </table:table-cell>
          <table:table-cell table:style-name="Default" office:value-type="string" calcext:value-type="string">
            <text:p>EstimativaRG-0.84</text:p>
          </table:table-cell>
          <table:table-cell table:style-name="Default" office:value-type="string" calcext:value-type="string">
            <text:p>EstimativaRG-0.85</text:p>
          </table:table-cell>
          <table:table-cell table:style-name="Default" office:value-type="string" calcext:value-type="string">
            <text:p>EstimativaRG-0.86</text:p>
          </table:table-cell>
          <table:table-cell table:style-name="Default" office:value-type="string" calcext:value-type="string">
            <text:p>EstimativaRG-0.87</text:p>
          </table:table-cell>
          <table:table-cell table:style-name="Default" office:value-type="string" calcext:value-type="string">
            <text:p>EstimativaRG-0.88</text:p>
          </table:table-cell>
          <table:table-cell table:style-name="Default" office:value-type="string" calcext:value-type="string">
            <text:p>EstimativaRG-0.89</text:p>
          </table:table-cell>
          <table:table-cell table:style-name="Default" office:value-type="string" calcext:value-type="string">
            <text:p>EstimativaRG-0.90</text:p>
          </table:table-cell>
          <table:table-cell table:style-name="Default" office:value-type="string" calcext:value-type="string">
            <text:p>EstimativaRG-0.91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0.283020515058926" calcext:value-type="float">
            <text:p>0.283021</text:p>
          </table:table-cell>
          <table:table-cell table:number-columns-repeated="4" office:value-type="float" office:value="0.869838498472283" calcext:value-type="float">
            <text:p>0.869838</text:p>
          </table:table-cell>
          <table:table-cell table:number-columns-repeated="3" office:value-type="float" office:value="0.850196420776953" calcext:value-type="float">
            <text:p>0.850196</text:p>
          </table:table-cell>
          <table:table-cell office:value-type="float" office:value="0.850458315146224" calcext:value-type="float">
            <text:p>0.850458</text:p>
          </table:table-cell>
          <table:table-cell table:number-columns-repeated="4" office:value-type="float" office:value="0.850545613269315" calcext:value-type="float">
            <text:p>0.850546</text:p>
          </table:table-cell>
          <table:table-cell table:number-columns-repeated="4" office:value-type="float" office:value="0.825141859450022" calcext:value-type="float">
            <text:p>0.825142</text:p>
          </table:table-cell>
          <table:table-cell office:value-type="float" office:value="0.796071584460934" calcext:value-type="float">
            <text:p>0.7960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9.5792350425282" calcext:value-type="float">
            <text:p>9.579235</text:p>
          </table:table-cell>
          <table:table-cell table:number-columns-repeated="4" office:value-type="float" office:value="33.5180968433472" calcext:value-type="float">
            <text:p>33.518097</text:p>
          </table:table-cell>
          <table:table-cell table:number-columns-repeated="3" office:value-type="float" office:value="33.3114021920423" calcext:value-type="float">
            <text:p>33.311402</text:p>
          </table:table-cell>
          <table:table-cell office:value-type="float" office:value="33.3040199375391" calcext:value-type="float">
            <text:p>33.304020</text:p>
          </table:table-cell>
          <table:table-cell table:number-columns-repeated="4" office:value-type="float" office:value="33.3070233434332" calcext:value-type="float">
            <text:p>33.307023</text:p>
          </table:table-cell>
          <table:table-cell table:number-columns-repeated="4" office:value-type="float" office:value="32.8017497094286" calcext:value-type="float">
            <text:p>32.801750</text:p>
          </table:table-cell>
          <table:table-cell office:value-type="float" office:value="31.7164524497933" calcext:value-type="float">
            <text:p>31.716452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2-17T17:40:28.470708509</dc:date>
    <meta:editing-duration>PT27M13S</meta:editing-duration>
    <meta:editing-cycles>5</meta:editing-cycles>
    <meta:generator>LibreOffice/5.2.4.2.1$Linux_X86_64 LibreOffice_project/20m0$Build-2</meta:generator>
    <meta:document-statistic meta:table-count="2" meta:cell-count="9651" meta:object-count="0"/>
  </office:meta>
</office:document-meta>
</file>